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none" fo:min-height="3.701cm"/>
      <style:paragraph-properties style:writing-mode="lr-tb"/>
    </style:style>
    <style:style style:name="gr2" style:family="graphic" style:parent-style-name="standard">
      <style:graphic-properties draw:stroke="none" draw:fill="none" fo:min-height="17.776cm"/>
      <style:paragraph-properties style:writing-mode="lr-tb"/>
    </style:style>
    <style:style style:name="gr3" style:family="graphic" style:parent-style-name="standard">
      <style:graphic-properties draw:stroke="none" draw:fill="none" fo:min-height="11.377cm"/>
      <style:paragraph-properties style:writing-mode="lr-tb"/>
    </style:style>
    <style:style style:name="gr4" style:family="graphic" style:parent-style-name="standard">
      <style:graphic-properties draw:stroke="none" draw:fill="none" fo:min-height="0.712cm"/>
      <style:paragraph-properties style:writing-mode="lr-tb"/>
    </style:style>
    <style:style style:name="gr5" style:family="graphic" style:parent-style-name="standard">
      <style:graphic-properties draw:stroke="none" draw:fill="none" fo:min-height="1.577cm"/>
      <style:paragraph-properties style:writing-mode="lr-tb"/>
    </style:style>
    <style:style style:name="gr6" style:family="graphic" style:parent-style-name="standard">
      <style:graphic-properties draw:stroke="none" draw:fill="none" fo:min-height="1.423cm"/>
      <style:paragraph-properties style:writing-mode="lr-tb"/>
    </style:style>
    <style:style style:name="gr7" style:family="graphic" style:parent-style-name="standard">
      <style:graphic-properties draw:stroke="none" draw:fill="none" fo:min-height="3.151cm"/>
      <style:paragraph-properties style:writing-mode="lr-tb"/>
    </style:style>
    <style:style style:name="gr8" style:family="graphic" style:parent-style-name="standard">
      <style:graphic-properties draw:stroke="none" draw:fill="none" fo:min-height="1.898cm"/>
      <style:paragraph-properties style:writing-mode="lr-tb"/>
    </style:style>
    <style:style style:name="gr9" style:family="graphic" style:parent-style-name="standard">
      <style:graphic-properties draw:stroke="none" svg:stroke-color="#000000" draw:fill="none" draw:fill-color="#ffffff" fo:min-height="14.221cm"/>
      <style:paragraph-properties style:writing-mode="lr-tb"/>
    </style:style>
    <style:style style:name="gr10" style:family="graphic" style:parent-style-name="standard">
      <style:graphic-properties draw:stroke="none" svg:stroke-color="#000000" draw:fill="none" draw:fill-color="#ffffff" fo:min-height="10.666cm"/>
      <style:paragraph-properties style:writing-mode="lr-tb"/>
    </style:style>
    <style:style style:name="gr11" style:family="graphic" style:parent-style-name="standard">
      <style:graphic-properties draw:stroke="none" draw:fill="none" fo:min-height="3.213cm"/>
      <style:paragraph-properties style:writing-mode="lr-tb"/>
    </style:style>
    <style:style style:name="gr12" style:family="graphic" style:parent-style-name="standard">
      <style:graphic-properties draw:stroke="none" draw:fill="none" fo:min-height="12.799cm"/>
      <style:paragraph-properties style:writing-mode="lr-tb"/>
    </style:style>
    <style:style style:name="gr13" style:family="graphic" style:parent-style-name="standard">
      <style:graphic-properties draw:stroke="none" draw:fill="none" fo:min-height="14.65cm"/>
      <style:paragraph-properties style:writing-mode="lr-tb"/>
    </style:style>
    <style:style style:name="gr14" style:family="graphic" style:parent-style-name="standard">
      <style:graphic-properties draw:stroke="none" draw:fill="none" fo:min-height="3.155cm"/>
      <style:paragraph-properties style:writing-mode="lr-tb"/>
    </style:style>
    <style:style style:name="gr15" style:family="graphic" style:parent-style-name="standard">
      <style:graphic-properties draw:stroke="none" draw:fill="none" fo:min-height="9.955cm"/>
      <style:paragraph-properties style:writing-mode="lr-tb"/>
    </style:style>
    <style:style style:name="gr16" style:family="graphic" style:parent-style-name="standard">
      <style:graphic-properties draw:stroke="none" draw:fill="none" fo:min-height="9.244cm"/>
      <style:paragraph-properties style:writing-mode="lr-tb"/>
    </style:style>
    <style:style style:name="gr17" style:family="graphic" style:parent-style-name="standard">
      <style:graphic-properties draw:stroke="none" draw:fill="none" fo:min-height="1.952cm"/>
      <style:paragraph-properties style:writing-mode="lr-tb"/>
    </style:style>
    <style:style style:name="gr18" style:family="graphic" style:parent-style-name="standard">
      <style:graphic-properties draw:stroke="none" svg:stroke-color="#000000" draw:fill="none" draw:fill-color="#ffffff" fo:min-height="17.776cm"/>
      <style:paragraph-properties style:writing-mode="lr-tb"/>
    </style:style>
    <style:style style:name="gr19" style:family="graphic" style:parent-style-name="standard">
      <style:graphic-properties draw:stroke="none" draw:fill="none" fo:min-height="1.576cm"/>
      <style:paragraph-properties style:writing-mode="lr-tb"/>
    </style:style>
    <style:style style:name="gr20"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21"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22"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23"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24"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25"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26"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27"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28"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29"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30"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31"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32"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33" style:family="graphic" style:parent-style-name="standard">
      <style:graphic-properties svg:stroke-color="#ff4000" draw:fill-color="#b47804" draw:textarea-horizontal-align="justify" draw:textarea-vertical-align="middle" draw:auto-grow-height="false" fo:min-height="1.518cm" fo:min-width="3.744cm"/>
      <style:paragraph-properties style:writing-mode="lr-tb"/>
    </style:style>
    <style:style style:name="gr34" style:family="graphic" style:parent-style-name="objectwithoutfill">
      <style:graphic-properties draw:marker-end="Pontas_20_das_20_setas_20_2" draw:marker-end-width="0.3cm" draw:fill="none" draw:textarea-vertical-align="middle"/>
    </style:style>
    <style:style style:name="gr35" style:family="graphic" style:parent-style-name="objectwithoutfill">
      <style:graphic-properties draw:marker-end="Pontas_20_das_20_setas_20_3" draw:marker-end-width="0.3cm" draw:fill="none" draw:textarea-vertical-align="middle"/>
    </style:style>
    <style:style style:name="gr36" style:family="graphic" style:parent-style-name="objectwithoutfill">
      <style:graphic-properties draw:marker-end="Pontas_20_das_20_setas_20_4" draw:marker-end-width="0.3cm" draw:fill="none" draw:textarea-vertical-align="middle"/>
    </style:style>
    <style:style style:name="gr37" style:family="graphic" style:parent-style-name="objectwithoutfill">
      <style:graphic-properties draw:marker-end="Pontas_20_das_20_setas_20_5" draw:marker-end-width="0.3cm" draw:fill="none" draw:textarea-vertical-align="middle"/>
    </style:style>
    <style:style style:name="gr38" style:family="graphic" style:parent-style-name="objectwithoutfill">
      <style:graphic-properties draw:marker-end="Pontas_20_das_20_setas_20_6" draw:marker-end-width="0.3cm" draw:fill="none" draw:textarea-vertical-align="middle"/>
    </style:style>
    <style:style style:name="gr39" style:family="graphic" style:parent-style-name="objectwithoutfill">
      <style:graphic-properties draw:marker-end="Pontas_20_das_20_setas_20_7" draw:marker-end-width="0.3cm" draw:fill="none" draw:textarea-vertical-align="middle"/>
    </style:style>
    <style:style style:name="gr40" style:family="graphic" style:parent-style-name="standard">
      <style:graphic-properties draw:stroke="none" svg:stroke-color="#000000" draw:fill="none" draw:fill-color="#ffffff" fo:min-height="1.576cm"/>
      <style:paragraph-properties style:writing-mode="lr-tb"/>
    </style:style>
    <style:style style:name="gr41" style:family="graphic" style:parent-style-name="standard">
      <style:graphic-properties draw:stroke="none" draw:fill="none" fo:min-height="13.51cm"/>
      <style:paragraph-properties style:writing-mode="lr-tb"/>
    </style:style>
    <style:style style:name="gr42" style:family="graphic" style:parent-style-name="standard">
      <style:graphic-properties draw:stroke="none" draw:fill="none" fo:min-height="14.221cm"/>
      <style:paragraph-properties style:writing-mode="lr-tb"/>
    </style:style>
    <style:style style:name="gr43" style:family="graphic" style:parent-style-name="standard">
      <style:graphic-properties draw:stroke="none" draw:fill="none" fo:min-height="10.07cm"/>
      <style:paragraph-properties style:writing-mode="lr-tb"/>
    </style:style>
    <style:style style:name="gr44" style:family="graphic" style:parent-style-name="standard">
      <style:graphic-properties draw:stroke="none" draw:fill="none" fo:min-height="2.134cm"/>
      <style:paragraph-properties style:writing-mode="lr-tb"/>
    </style:style>
    <style:style style:name="gr45" style:family="graphic" style:parent-style-name="standard">
      <style:graphic-properties draw:stroke="none" draw:fill="none" fo:min-height="12.088cm"/>
      <style:paragraph-properties style:writing-mode="lr-tb"/>
    </style:style>
    <style:style style:name="gr46" style:family="graphic" style:parent-style-name="standard">
      <style:graphic-properties draw:stroke="none" draw:fill="none" fo:min-height="20.62cm"/>
      <style:paragraph-properties style:writing-mode="lr-tb"/>
    </style:style>
    <style:style style:name="gr47" style:family="graphic" style:parent-style-name="standard">
      <style:graphic-properties draw:stroke="none" draw:fill="none" fo:min-height="8.533cm"/>
      <style:paragraph-properties style:writing-mode="lr-tb"/>
    </style:style>
    <style:style style:name="gr48" style:family="graphic" style:parent-style-name="standard">
      <style:graphic-properties draw:stroke="none" draw:fill="none" fo:min-height="4.267cm"/>
      <style:paragraph-properties style:writing-mode="lr-tb"/>
    </style:style>
    <style:style style:name="gr49" style:family="graphic" style:parent-style-name="standard">
      <style:graphic-properties draw:stroke="none" draw:fill="none" fo:min-height="5.689cm"/>
      <style:paragraph-properties style:writing-mode="lr-tb"/>
    </style:style>
    <style:style style:name="gr50" style:family="graphic" style:parent-style-name="standard">
      <style:graphic-properties draw:stroke="none" draw:fill="none" fo:min-height="6.75cm"/>
      <style:paragraph-properties style:writing-mode="lr-tb"/>
    </style:style>
    <style:style style:name="gr51" style:family="graphic" style:parent-style-name="standard">
      <style:graphic-properties draw:stroke="none" draw:fill="none" fo:min-height="2.845cm"/>
      <style:paragraph-properties style:writing-mode="lr-tb"/>
    </style:style>
    <style:style style:name="gr52" style:family="graphic" style:parent-style-name="standard">
      <style:graphic-properties draw:stroke="none" draw:fill="none" fo:min-height="15.643cm"/>
      <style:paragraph-properties style:writing-mode="lr-tb"/>
    </style:style>
    <style:style style:name="gr53" style:family="graphic" style:parent-style-name="standard">
      <style:graphic-properties draw:stroke="none" draw:fill="none" fo:min-height="17.065cm"/>
      <style:paragraph-properties style:writing-mode="lr-tb"/>
    </style:style>
    <style:style style:name="gr54" style:family="graphic" style:parent-style-name="standard">
      <style:graphic-properties draw:stroke="none" svg:stroke-color="#000000" draw:fill="none" draw:fill-color="#ffffff" fo:min-height="3.151cm"/>
      <style:paragraph-properties style:writing-mode="lr-tb"/>
    </style:style>
    <style:style style:name="gr55" style:family="graphic" style:parent-style-name="standard">
      <style:graphic-properties draw:stroke="none" svg:stroke-color="#000000" draw:fill="none" draw:fill-color="#ffffff" fo:min-height="1.85cm"/>
      <style:paragraph-properties style:writing-mode="lr-tb"/>
    </style:style>
    <style:style style:name="gr56" style:family="graphic" style:parent-style-name="standard">
      <style:graphic-properties draw:stroke="none" draw:fill="none" fo:min-height="7.111cm"/>
      <style:paragraph-properties style:writing-mode="lr-tb"/>
    </style:style>
    <style:style style:name="gr57" style:family="graphic" style:parent-style-name="standard">
      <style:graphic-properties draw:stroke="none" svg:stroke-color="#000000" draw:fill="none" draw:fill-color="#ffffff" fo:min-height="2.5cm"/>
      <style:paragraph-properties style:writing-mode="lr-tb"/>
    </style:style>
    <style:style style:name="gr58" style:family="graphic" style:parent-style-name="standard">
      <style:graphic-properties draw:stroke="none" draw:fill="none" fo:min-height="3.5cm"/>
      <style:paragraph-properties style:writing-mode="lr-tb"/>
    </style:style>
    <style:style style:name="gr59" style:family="graphic" style:parent-style-name="standard">
      <style:graphic-properties draw:textarea-horizontal-align="justify" draw:textarea-vertical-align="middle" draw:auto-grow-height="false" fo:min-height="11.914cm" fo:min-width="11.77cm" fo:wrap-option="wrap"/>
    </style:style>
    <style:style style:name="gr60" style:family="graphic" style:parent-style-name="standard">
      <style:graphic-properties draw:fill-color="#b2b2b2" draw:textarea-horizontal-align="justify" draw:textarea-vertical-align="middle" draw:auto-grow-height="false" fo:min-height="4.878cm" fo:min-width="4.98cm" fo:wrap-option="wrap"/>
    </style:style>
    <style:style style:name="gr61"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62"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63"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64" style:family="graphic" style:parent-style-name="standard">
      <style:graphic-properties draw:stroke="none" svg:stroke-color="#000000" draw:fill="none" draw:fill-color="#ffffff" fo:min-height="19.198cm"/>
      <style:paragraph-properties style:writing-mode="lr-tb"/>
    </style:style>
    <style:style style:name="gr65" style:family="graphic" style:parent-style-name="standard">
      <style:graphic-properties draw:stroke="none" draw:fill="none" fo:min-height="1.463cm"/>
      <style:paragraph-properties style:writing-mode="lr-tb"/>
    </style:style>
    <style:style style:name="gr66" style:family="graphic" style:parent-style-name="standard">
      <style:graphic-properties draw:stroke="none" draw:fill="none" fo:min-height="0.912cm"/>
      <style:paragraph-properties style:writing-mode="lr-tb"/>
    </style:style>
    <style:style style:name="gr67" style:family="graphic" style:parent-style-name="standard">
      <style:graphic-properties draw:stroke="none" draw:fill="none" fo:min-height="3.556cm"/>
      <style:paragraph-properties style:writing-mode="lr-tb"/>
    </style:style>
    <style:style style:name="gr68" style:family="graphic" style:parent-style-name="standard">
      <style:graphic-properties draw:stroke="none" draw:fill="none" fo:min-height="1.726cm"/>
      <style:paragraph-properties style:writing-mode="lr-tb"/>
    </style:style>
    <style:style style:name="gr69" style:family="graphic" style:parent-style-name="standard">
      <style:graphic-properties draw:stroke="none" draw:fill="none" fo:min-height="4.726cm"/>
      <style:paragraph-properties style:writing-mode="lr-tb"/>
    </style:style>
    <style:style style:name="gr70" style:family="graphic" style:parent-style-name="standard">
      <style:graphic-properties draw:stroke="none" draw:fill="none" fo:min-height="8cm"/>
      <style:paragraph-properties style:writing-mode="lr-tb"/>
    </style:style>
    <style:style style:name="gr71" style:family="graphic" style:parent-style-name="standard">
      <style:graphic-properties draw:stroke="none" draw:fill="none" fo:min-height="2.20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40pt" style:font-size-asian="40pt" style:font-size-complex="40pt"/>
    </style:style>
    <style:style style:name="P3" style:family="paragraph">
      <loext:graphic-properties draw:fill="none"/>
      <style:paragraph-properties style:writing-mode="lr-tb"/>
    </style:style>
    <style:style style:name="P4" style:family="paragraph">
      <loext:graphic-properties draw:fill="none"/>
      <style:paragraph-properties style:writing-mode="lr-tb"/>
      <style:text-properties fo:color="#3465a4" loext:opacity="100%"/>
    </style:style>
    <style:style style:name="P5" style:family="paragraph">
      <loext:graphic-properties draw:fill="none" draw:fill-color="#ffffff"/>
      <style:paragraph-properties style:writing-mode="lr-tb"/>
    </style:style>
    <style:style style:name="P6" style:family="paragraph">
      <loext:graphic-properties draw:fill="none"/>
      <style:paragraph-properties style:writing-mode="lr-tb"/>
      <style:text-properties fo:font-size="80pt" style:font-size-asian="80pt" style:font-size-complex="80pt"/>
    </style:style>
    <style:style style:name="P7" style:family="paragraph">
      <style:paragraph-properties fo:margin-left="0cm" fo:margin-right="0cm" fo:margin-top="0cm" fo:margin-bottom="0cm" fo:line-height="100%" fo:text-indent="0cm"/>
    </style:style>
    <style:style style:name="P8"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9"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10" style:family="paragraph">
      <style:paragraph-properties fo:text-align="center" style:writing-mode="lr-tb"/>
    </style:style>
    <style:style style:name="P11" style:family="paragraph">
      <loext:graphic-properties draw:fill-color="#ff860d"/>
      <style:paragraph-properties fo:text-align="center" style:writing-mode="lr-tb"/>
    </style:style>
    <style:style style:name="P12" style:family="paragraph">
      <loext:graphic-properties draw:fill-color="#ff5429"/>
      <style:paragraph-properties fo:text-align="center" style:writing-mode="lr-tb"/>
    </style:style>
    <style:style style:name="P13" style:family="paragraph">
      <style:paragraph-properties fo:text-align="center" style:writing-mode="lr-tb"/>
      <style:text-properties fo:font-size="16pt" style:font-size-asian="16pt" style:font-size-complex="16pt"/>
    </style:style>
    <style:style style:name="P14" style:family="paragraph">
      <loext:graphic-properties draw:fill-color="#ff860d"/>
      <style:paragraph-properties fo:text-align="center" style:writing-mode="lr-tb"/>
      <style:text-properties fo:font-size="16pt" style:font-size-asian="16pt" style:font-size-complex="16pt"/>
    </style:style>
    <style:style style:name="P15" style:family="paragraph">
      <loext:graphic-properties draw:fill-color="#ff5429"/>
      <style:paragraph-properties fo:text-align="center" style:writing-mode="lr-tb"/>
      <style:text-properties fo:font-size="16pt" style:font-size-asian="16pt" style:font-size-complex="16pt"/>
    </style:style>
    <style:style style:name="P16" style:family="paragraph">
      <style:paragraph-properties fo:text-align="center" style:writing-mode="lr-tb"/>
      <style:text-properties fo:font-size="18pt" style:font-size-asian="18pt" style:font-size-complex="18pt"/>
    </style:style>
    <style:style style:name="P17" style:family="paragraph">
      <loext:graphic-properties draw:fill-color="#ff5429"/>
      <style:paragraph-properties fo:text-align="center" style:writing-mode="lr-tb"/>
      <style:text-properties fo:font-size="18pt" style:font-size-asian="18pt" style:font-size-complex="18pt"/>
    </style:style>
    <style:style style:name="P18" style:family="paragraph">
      <loext:graphic-properties draw:fill="none"/>
      <style:paragraph-properties fo:text-align="center"/>
    </style:style>
    <style:style style:name="P19" style:family="paragraph">
      <style:paragraph-properties fo:text-align="center" style:writing-mode="lr-tb"/>
      <style:text-properties fo:font-size="16pt" fo:font-weight="bold" style:font-size-asian="16pt" style:font-weight-asian="bold" style:font-size-complex="16pt" style:font-weight-complex="bold"/>
    </style:style>
    <style:style style:name="P20"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21" style:family="paragraph">
      <loext:graphic-properties draw:fill-color="#b47804"/>
      <style:paragraph-properties fo:text-align="center" style:writing-mode="lr-tb"/>
      <style:text-properties fo:font-size="18pt" style:font-size-asian="18pt" style:font-size-complex="18pt"/>
    </style:style>
    <style:style style:name="P22"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23" style:family="paragraph">
      <style:paragraph-properties fo:text-align="justify"/>
    </style:style>
    <style:style style:name="P24"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25" style:family="paragraph">
      <loext:graphic-properties draw:fill-color="#b2b2b2"/>
      <style:paragraph-properties fo:text-align="center"/>
    </style:style>
    <style:style style:name="P26" style:family="paragraph">
      <style:paragraph-properties fo:text-align="center" style:writing-mode="lr-tb"/>
      <style:text-properties fo:color="#c9211e" loext:opacity="100%" fo:font-weight="bold" style:font-weight-asian="bold" style:font-weight-complex="bold"/>
    </style:style>
    <style:style style:name="P27"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2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29"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3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31"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32" style:family="paragraph">
      <loext:graphic-properties draw:fill="none"/>
      <style:paragraph-properties style:writing-mode="lr-tb"/>
      <style:text-properties fo:font-size="32pt" style:font-size-asian="32pt" style:font-size-complex="32pt"/>
    </style:style>
    <style:style style:name="P33" style:family="paragraph">
      <loext:graphic-properties draw:fill="none"/>
      <style:paragraph-properties style:writing-mode="lr-tb"/>
      <style:text-properties fo:color="#c9211e" loext:opacity="100%"/>
    </style:style>
    <style:style style:name="P34" style:family="paragraph">
      <loext:graphic-properties draw:fill="none"/>
      <style:paragraph-properties style:writing-mode="lr-tb"/>
      <style:text-properties fo:font-size="36pt" style:font-size-asian="36pt" style:font-size-complex="36pt"/>
    </style:style>
    <style:style style:name="P35"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c9211e" loext:opacity="100%" fo:font-size="40pt" fo:font-weight="bold" style:font-size-asian="40pt" style:font-weight-asian="bold" style:font-size-complex="40pt" style:font-weight-complex="bold"/>
    </style:style>
    <style:style style:name="T2" style:family="text">
      <style:text-properties fo:color="#c9211e" loext:opacity="100%" fo:font-size="54pt" fo:font-weight="bold" style:font-size-asian="54pt" style:font-weight-asian="bold" style:font-size-complex="54pt" style:font-weight-complex="bold"/>
    </style:style>
    <style:style style:name="T3" style:family="text">
      <style:text-properties fo:color="#3465a4" loext:opacity="100%" fo:font-size="40pt" fo:font-weight="bold" style:font-size-asian="40pt" style:font-weight-asian="bold" style:font-size-complex="40pt" style:font-weight-complex="bold"/>
    </style:style>
    <style:style style:name="T4" style:family="text">
      <style:text-properties fo:color="#c9211e" loext:opacity="100%" fo:font-weight="bold" style:font-weight-asian="bold" style:font-weight-complex="bold"/>
    </style:style>
    <style:style style:name="T5" style:family="text">
      <style:text-properties fo:color="#355269" loext:opacity="100%" fo:font-weight="bold" style:font-weight-asian="bold" style:font-weight-complex="bold"/>
    </style:style>
    <style:style style:name="T6" style:family="text">
      <style:text-properties fo:color="#c9211e" loext:opacity="100%" fo:font-size="80pt" fo:font-weight="bold" style:font-size-asian="80pt" style:font-weight-asian="bold" style:font-size-complex="80pt" style:font-weight-complex="bold"/>
    </style:style>
    <style:style style:name="T7" style:family="text">
      <style:text-properties fo:color="#28471f" loext:opacity="100%" fo:font-weight="bold" style:font-weight-asian="bold"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9" style:family="text">
      <style:text-properties fo:color="#a7074b" loext:opacity="100%" fo:font-size="24pt" fo:font-weight="bold" style:font-size-asian="24pt" style:font-weight-asian="bold" style:font-size-complex="24pt" style:font-weight-complex="bold"/>
    </style:style>
    <style:style style:name="T10" style:family="text">
      <style:text-properties fo:color="#383d3c" loext:opacity="100%" fo:font-size="72pt" style:font-size-asian="72pt" style:font-size-complex="72pt"/>
    </style:style>
    <style:style style:name="T11" style:family="text">
      <style:text-properties fo:color="#1e6a39" loext:opacity="100%" fo:font-style="italic" style:font-style-asian="italic" style:font-style-complex="italic"/>
    </style:style>
    <style:style style:name="T12" style:family="text">
      <style:text-properties fo:color="#ff0000" loext:opacity="100%" style:text-position="33% 58%" fo:font-weight="bold" style:font-weight-asian="bold" style:font-weight-complex="bold"/>
    </style:style>
    <style:style style:name="T13" style:family="text">
      <style:text-properties fo:color="#1e6a39" loext:opacity="100%" fo:font-style="italic" fo:font-weight="bold" style:font-style-asian="italic" style:font-weight-asian="bold" style:font-style-complex="italic" style:font-weight-complex="bold"/>
    </style:style>
    <style:style style:name="T14" style:family="text">
      <style:text-properties fo:font-size="22pt" style:font-size-asian="22pt" style:font-size-complex="22pt"/>
    </style:style>
    <style:style style:name="T15"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fo:color="#333333" loext:opacity="100%" fo:font-size="26pt" fo:font-weight="bold" style:font-size-asian="26pt" style:font-weight-asian="bold" style:font-size-complex="26pt" style:font-weight-complex="bold"/>
    </style:style>
    <style:style style:name="T17" style:family="text">
      <style:text-properties fo:font-size="16pt" style:font-size-asian="16pt" style:font-size-complex="16pt"/>
    </style:style>
    <style:style style:name="T18" style:family="text">
      <style:text-properties fo:font-size="18pt" style:font-size-asian="18pt" style:font-size-complex="18pt"/>
    </style:style>
    <style:style style:name="T19" style:family="text">
      <style:text-properties fo:font-size="16pt" fo:font-weight="bold" style:font-size-asian="16pt" style:font-weight-asian="bold" style:font-size-complex="16pt" style:font-weight-complex="bold"/>
    </style:style>
    <style:style style:name="T20" style:family="text">
      <style:text-properties fo:color="#800080" loext:opacity="100%" fo:font-size="40pt" fo:font-weight="bold" style:font-size-asian="40pt" style:font-weight-asian="bold" style:font-size-complex="40pt" style:font-weight-complex="bold"/>
    </style:style>
    <style:style style:name="T21" style:family="text">
      <style:text-properties fo:color="#8e100e" loext:opacity="100%"/>
    </style:style>
    <style:style style:name="T22" style:family="text">
      <style:text-properties fo:color="#800080" loext:opacity="100%" fo:font-size="36pt" fo:font-weight="bold" style:font-size-asian="36pt" style:font-weight-asian="bold" style:font-size-complex="36pt" style:font-weight-complex="bold"/>
    </style:style>
    <style:style style:name="T23" style:family="text">
      <style:text-properties fo:color="#800080" loext:opacity="100%" fo:font-size="32pt" fo:font-weight="bold" style:font-size-asian="32pt" style:font-weight-asian="bold" style:font-size-complex="32pt" style:font-weight-complex="bold"/>
    </style:style>
    <style:style style:name="T24" style:family="text">
      <style:text-properties fo:color="#55308d" loext:opacity="100%" fo:font-size="21pt" fo:font-weight="bold" style:font-size-asian="21pt" style:font-weight-asian="bold" style:font-size-complex="21pt" style:font-weight-complex="bold"/>
    </style:style>
    <style:style style:name="T25" style:family="text">
      <style:text-properties fo:font-weight="bold" style:font-weight-asian="bold" style:font-weight-complex="bold"/>
    </style:style>
    <style:style style:name="T26" style:family="text">
      <style:text-properties fo:color="#c9211e" loext:opacity="100%"/>
    </style:style>
    <style:style style:name="T27" style:family="text">
      <style:text-properties fo:color="#1e6a39" loext:opacity="100%"/>
    </style:style>
    <style:style style:name="T28"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29"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30"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frame draw:style-name="gr1" draw:text-style-name="P2" draw:layer="layout" svg:width="24.75cm" svg:height="3.951cm" svg:x="1.5cm" svg:y="0.639cm">
          <draw:text-box>
            <text:p text:style-name="P1"><text:span text:style-name="T1">A CURIOSIDADE DE</text:span></text:p>
            <text:p text:style-name="P1"><text:span text:style-name="T2">EVA</text:span></text:p>
          </draw:text-box>
        </draw:frame>
        <draw:frame draw:style-name="gr2" draw:text-style-name="P3" draw:layer="layout" svg:width="27.7cm" svg:height="18.026cm" svg:x="1cm" svg:y="4.401cm">
          <draw:text-box>
            <text:p>Estando Eva como primeira mulher no mundo (e o que estava ao seu lado era diferente dela [Adão]) ela MORAVA no jardim, e tinha o marido como um senhor (ela já veio tendo consciência de que era submissa a ele), ela se via como NADA TENDO.</text:p>
            <text:p/>
            <text:p>O que ela possuía ? Nada além do seu próprio corpo. Ela não tinha experiência de posses. Ela não tinha o TER. A possibilidade de comer do fruto, sendo proibido, era a única coisa que ela teria de seu, fruto de sua VONTADE. Então já percebemos que ela tinha algo de seu: a Vontade. E só isso. Concretizada a vontade, atingindo o objeto de sua vontade, ela mentalmente iria adquirir o seu primeiro BEM MATERIAL em sua vida.</text:p>
            <text:p/>
            <text:p>A cobiça de Eva foi a de experimentar algo REALMENTE que seria SEU.</text:p>
            <text:p/>
            <text:p>Ela não havia experimentado a sensação de TER, como nós já nascemos experimentando, através de brinquedos, roupas, etc. Ela se viu como NADA tendo. Mas ela tinha o principal e mais raiz, que era DEUS.</text:p>
            <text:p/>
            <text:p>A serpente ainda deve tê-la tentado ainda mais com ideias como:<text:line-break/><text:line-break/>”Você saberá como foi feita, de onde veio, de onde veio Adão, como foram formadas as árvores, flores, frutos, pássaros, animais, etc.”</text:p>
            <text:p/>
            <text:p>A serpente explicou a EVA o que era o tal “CONHECIMENTO”. Conhecer, saber, e assim, no dito dela, SER COMO DEUS.</text:p>
            <text:p/>
            <text:p/>
          </draw:text-box>
        </draw:frame>
      </draw:page>
      <draw:page draw:name="page2" draw:style-name="dp1" draw:master-page-name="Padrão">
        <draw:frame draw:style-name="gr1" draw:text-style-name="P2" draw:layer="layout" svg:width="24.75cm" svg:height="3.951cm" svg:x="1.5cm" svg:y="0.639cm">
          <draw:text-box>
            <text:p text:style-name="P1"><text:span text:style-name="T1">A CURIOSIDADE DE</text:span></text:p>
            <text:p text:style-name="P1"><text:span text:style-name="T2">EVA</text:span></text:p>
          </draw:text-box>
        </draw:frame>
        <draw:frame draw:style-name="gr3" draw:text-style-name="P3" draw:layer="layout" svg:width="27.7cm" svg:height="11.627cm" svg:x="1cm" svg:y="4.401cm">
          <draw:text-box>
            <text:p>Você não percebe, pois já se acostumou demais, que o CONHECIMENTO é o bem mais precioso que um ser humano tem, pois desta forma pode explorar o ambiente em que vive e sobreviver.</text:p>
            <text:p/>
            <text:p>Você abre a tampa de uma garrafa porque alguém te deu este conhecimento. Você sabe que precisa fazer suas necessidades para sobreviver. Isto te ensinaram. Você aprendeu a ler, e o mundo se abriu diante de seus olhos. Por causa disso, em lugar estranho, você identifica onde comprar o que precisa.</text:p>
            <text:p/>
            <text:p>O Conhecimento é uma bola de neve (para o sábio).</text:p>
          </draw:text-box>
        </draw:frame>
      </draw:page>
      <draw:page draw:name="page3" draw:style-name="dp1" draw:master-page-name="Padrão">
        <draw:frame draw:style-name="gr1" draw:text-style-name="P2" draw:layer="layout" svg:width="24.75cm" svg:height="3.951cm" svg:x="1.5cm" svg:y="1.538cm">
          <draw:text-box>
            <text:p text:style-name="P1"><text:span text:style-name="T1">CAUSAS DA ANGÚSTIA E AFLIÇÃO</text:span></text:p>
            <text:p text:style-name="P1"><text:span text:style-name="T2">DO HOMEM</text:span></text:p>
          </draw:text-box>
        </draw:frame>
        <draw:frame draw:style-name="gr4" draw:text-style-name="P3" draw:layer="layout" svg:width="27.7cm" svg:height="0.962cm" svg:x="1cm" svg:y="5.5cm">
          <draw:text-box>
            <text:p>Você “apareceu” neste mundo e se pergunta:</text:p>
          </draw:text-box>
        </draw:frame>
        <draw:frame draw:style-name="gr5" draw:text-style-name="P4" draw:layer="layout" svg:width="23.403cm" svg:height="1.827cm" svg:x="1.847cm" svg:y="6.9cm">
          <draw:text-box>
            <text:p><text:span text:style-name="T3">De onde eu vim? Para onde vou?</text:span></text:p>
          </draw:text-box>
        </draw:frame>
        <draw:frame draw:style-name="gr6" draw:text-style-name="P3" draw:layer="layout" svg:width="27.7cm" svg:height="1.673cm" svg:x="1cm" svg:y="9cm">
          <draw:text-box>
            <text:p>Alguém te diz que você veio da evolução, que começou com um micróbio. Então você se pergunta:</text:p>
          </draw:text-box>
        </draw:frame>
        <draw:frame draw:style-name="gr5" draw:text-style-name="P4" draw:layer="layout" svg:width="23.403cm" svg:height="1.827cm" svg:x="1.848cm" svg:y="10.701cm">
          <draw:text-box>
            <text:p><text:span text:style-name="T3">De onde veio o micróbio ?</text:span></text:p>
          </draw:text-box>
        </draw:frame>
        <draw:frame draw:style-name="gr4" draw:text-style-name="P3" draw:layer="layout" svg:width="27.7cm" svg:height="0.962cm" svg:x="1cm" svg:y="12.601cm">
          <draw:text-box>
            <text:p>Então te dizem que o micróbio veio de átomos que se aglomeraram. Então você se pergunta:</text:p>
          </draw:text-box>
        </draw:frame>
        <draw:frame draw:style-name="gr5" draw:text-style-name="P4" draw:layer="layout" svg:width="23.403cm" svg:height="1.827cm" svg:x="1.849cm" svg:y="13.602cm">
          <draw:text-box>
            <text:p><text:span text:style-name="T3">De onde vieram os átomos ?</text:span></text:p>
          </draw:text-box>
        </draw:frame>
        <draw:frame draw:style-name="gr4" draw:text-style-name="P3" draw:layer="layout" svg:width="27.7cm" svg:height="0.962cm" svg:x="1cm" svg:y="15.301cm">
          <draw:text-box>
            <text:p>Então te dizem que a vida veio de outro planeta. Ai você se pergunta:</text:p>
          </draw:text-box>
        </draw:frame>
        <draw:frame draw:style-name="gr7" draw:text-style-name="P4" draw:layer="layout" svg:width="23.403cm" svg:height="3.401cm" svg:x="1.85cm" svg:y="16.303cm">
          <draw:text-box>
            <text:p><text:span text:style-name="T3">De onde vieram os átomos do outro planeta ?</text:span></text:p>
          </draw:text-box>
        </draw:frame>
      </draw:page>
      <draw:page draw:name="page4" draw:style-name="dp1" draw:master-page-name="Padrão">
        <draw:frame draw:style-name="gr1" draw:text-style-name="P2" draw:layer="layout" svg:width="24.75cm" svg:height="3.951cm" svg:x="1.5cm" svg:y="1.538cm">
          <draw:text-box>
            <text:p text:style-name="P1"><text:span text:style-name="T1">CAUSAS DA ANGÚSTIA E AFLIÇÃO</text:span></text:p>
            <text:p text:style-name="P1"><text:span text:style-name="T2">DO HOMEM</text:span></text:p>
          </draw:text-box>
        </draw:frame>
        <draw:frame draw:style-name="gr3" draw:text-style-name="P3" draw:layer="layout" svg:width="27.7cm" svg:height="11.627cm" svg:x="1cm" svg:y="5.5cm">
          <draw:text-box>
            <text:p>E assim vai até o último planeta que possa existir no Universo.</text:p>
            <text:p/>
            <text:p>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p>
            <text:p/>
            <text:p>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p>
            <text:p/>
            <text:p>CRER é uma etapa necessária para qualquer processo criativo e de resolução de problemas.</text:p>
            <text:p/>
            <text:p>Por isso, você deve sempre se perguntar:</text:p>
            <text:p/>
          </draw:text-box>
        </draw:frame>
        <draw:frame draw:style-name="gr8" draw:text-style-name="P4" draw:layer="layout" svg:width="26.001cm" svg:height="2.148cm" svg:x="1.249cm" svg:y="16.602cm">
          <draw:text-box>
            <text:p><text:span text:style-name="T3">O que é que eu não estou vendo ?</text:span></text:p>
          </draw:text-box>
        </draw:frame>
      </draw:page>
      <draw:page draw:name="page5" draw:style-name="dp1" draw:master-page-name="Padrão">
        <draw:frame draw:style-name="gr9" draw:text-style-name="P5" draw:layer="layout" svg:width="26cm" svg:height="14.471cm" svg:x="1cm" svg:y="0.95cm">
          <draw:text-box>
            <text:p><text:span text:style-name="T4"/></text:p>
            <text:p/>
            <text:p><text:span text:style-name="T4">Homo Intelecto Funcionalis</text:span></text:p>
            <text:p/>
            <text:p>Indivíduo que encara a si mesmo como um equipamento provido de ferramentas biológicas integradas com o seu intelecto e que aumenta as suas capacidades com o conhecimento.</text:p>
            <text:p/>
            <text:p>Seu limite está além do seu corpo e no que fere as leis da natureza e leis constitucionais.</text:p>
            <text:p/>
            <text:p>A diferença de abordagem entre estes dois tipos nasce do seguinte par de pergunta e resposta:</text:p>
            <text:p/>
            <text:p>Se as necessidades diárias já mostraram que o homem deveria ter 4 braços (2 são insuficientes para determinadas tarefas e o aumento deve ser em pares, por simetria, logo 4), por que a “evolução” não o fez ?</text:p>
            <text:p/>
            <text:p><text:span text:style-name="T5">Resposta</text:span>: A natureza já deu a capacidade intelectual do homem desenvolver ferramentas e métodos para superar esta necessidade.</text:p>
            <text:p/>
          </draw:text-box>
        </draw:frame>
      </draw:page>
      <draw:page draw:name="page6" draw:style-name="dp1" draw:master-page-name="Padrão">
        <draw:frame draw:style-name="gr10" draw:text-style-name="P5" draw:layer="layout" svg:width="26cm" svg:height="10.916cm" svg:x="1cm" svg:y="0.95cm">
          <draw:text-box>
            <text:p><text:span text:style-name="T4">Homo Intelecto Funcionalis</text:span></text:p>
            <text:p/>
            <text:p>Este tipo de homem ainda desenvolveu:</text:p>
            <text:p/>
            <text:p>Observação =&gt; Fórmulas =&gt; Método =&gt; Avaliação =&gt; Melhorias (Upgrade)</text:p>
            <text:p/>
            <text:p>que lhe aumentaram a capacidade intelectual e o tornaram mais empreendedor, fazendo-o alcançar o mundo inteiro, no campo comercial e no campo das distâncias/comunicação.</text:p>
            <text:p/>
            <text:p>Empresas de tecnologia já atingiram o mundo inteiro. Você conversa com alguém do outro lado do mundo sem dificuldades.</text:p>
          </draw:text-box>
        </draw:frame>
      </draw:page>
      <draw:page draw:name="page7" draw:style-name="dp1" draw:master-page-name="Padrão">
        <draw:frame draw:style-name="gr11" draw:text-style-name="P6" draw:layer="layout" svg:width="26.25cm" svg:height="3.463cm" svg:x="1.5cm" svg:y="1.537cm">
          <draw:text-box>
            <text:p><text:span text:style-name="T6">O Verbo, o Logos</text:span></text:p>
          </draw:text-box>
        </draw:frame>
        <draw:frame draw:style-name="gr12" draw:text-style-name="P3" draw:layer="layout" svg:width="26cm" svg:height="13.049cm" svg:x="1.75cm" svg:y="5.5cm">
          <draw:text-box>
            <text:p>“E o Verbo se fez carne”, ou “o Logos se fez carne”.</text:p>
            <text:p/>
            <text:p>Um humano normal, intelectual frio, poderia dizer:</text:p>
            <text:p/>
            <text:p>“O Verbo desencadeou (agiu sobre) um contexto matéria/energia. E esta Energia agiu sobre a matéria e sobre sua constituição, para formar proteínas e açúcares, que se condensaram em carne.”</text:p>
            <text:p/>
            <text:p>O escritor inspirado espiritualmente enxerga e narra um fato sob o ponto de vista sireto, como é, sem preocupações “pseudo-científicas”, querendo dar validade narrativa ao que vê e descreve.</text:p>
            <text:p/>
            <text:p>E o que é o LOGOS ?</text:p>
            <text:p/>
            <text:p/>
            <text:p/>
            <text:p/>
          </draw:text-box>
        </draw:frame>
      </draw:page>
      <draw:page draw:name="page8" draw:style-name="dp1" draw:master-page-name="Padrão">
        <draw:frame draw:style-name="gr11" draw:text-style-name="P6" draw:layer="layout" svg:width="26.25cm" svg:height="3.463cm" svg:x="1.5cm" svg:y="1.037cm">
          <draw:text-box>
            <text:p><text:span text:style-name="T6">O Logos</text:span></text:p>
          </draw:text-box>
        </draw:frame>
        <draw:frame draw:style-name="gr13" draw:text-style-name="P3" draw:layer="layout" svg:width="26cm" svg:height="14.9cm" svg:x="1.75cm" svg:y="4.6cm">
          <draw:text-box>
            <text:p>Segundo <text:span text:style-name="T7">Heráclito de Éfeso</text:span>, conjunto harmônico de leis que comandam o universo, formando uma inteligência cósmica onipresente que se plenifica no pensamento humano.</text:p>
            <text:p/>
            <text:p>Segundo o misticismo filosófico de <text:span text:style-name="T7">Fílon da Alexandria</text:span>, no neoplatonismo e no gnosticismo, inteligência ativa, transformadora e ordenadora de Deus em sua ação sobre a realidade.</text:p>
            <text:p/>
            <text:p><text:span text:style-name="T8">Então aqui, “inteligência ativa” ou “</text:span>conjunto harmônico de leis” precisam de um ADMINISTRADOR, e isto recai em uma “aura” de personificação inevitável.</text:p>
            <text:p/>
            <text:p>Segundo o site “<text:span text:style-name="T7">conceitos.com</text:span>”, o termo Logos que vem do grego e é um dos mais importantes e pode ser traduzido como pensamento, razão, palavra, fala, conceito, discurso e conhecimento. Como exemplo, podemos dizer que se o mundo é racional é que o no mundo existe um logos.</text:p>
            <text:p/>
            <text:p>Segundo o “<text:span text:style-name="T7">institutologos.com.br</text:span>”, no grego, significava inicialmente a palavra escrita ou falada – o Verbo. Mas a partir de filósofos gregos como Heraclito passou a ter um significado mais amplo. Logos passa a ser um conceito filosófico traduzido como razão, tanto como a capacidade de racionalização individual ou como um princípio cósmico da Ordem e da Beleza.</text:p>
          </draw:text-box>
        </draw:frame>
      </draw:page>
      <draw:page draw:name="page9" draw:style-name="dp1" draw:master-page-name="Padrão">
        <draw:frame draw:style-name="gr11" draw:text-style-name="P6" draw:layer="layout" svg:width="26.25cm" svg:height="3.463cm" svg:x="1.5cm" svg:y="1.037cm">
          <draw:text-box>
            <text:p><text:span text:style-name="T6">O Logos</text:span></text:p>
          </draw:text-box>
        </draw:frame>
        <draw:frame draw:style-name="gr13" draw:text-style-name="P3" draw:layer="layout" svg:width="26cm" svg:height="14.9cm" svg:x="1.75cm" svg:y="4.6cm">
          <draw:text-box>
            <text:p><text:span text:style-name="T9">O significado mais comum desta palavra entre os gregos era:</text:span></text:p>
            <text:p/>
            <text:list text:style-name="L1">
              <text:list-item>
                <text:p><text:span text:style-name="T10">Palavra;</text:span></text:p>
              </text:list-item>
              <text:list-item>
                <text:p><text:span text:style-name="T10">Discurso;</text:span></text:p>
              </text:list-item>
              <text:list-item>
                <text:p><text:span text:style-name="T10">Enunciado;</text:span></text:p>
              </text:list-item>
              <text:list-item>
                <text:p><text:span text:style-name="T10">Mensagem.</text:span></text:p>
              </text:list-item>
            </text:list>
          </draw:text-box>
        </draw:frame>
      </draw:page>
      <draw:page draw:name="page10" draw:style-name="dp1" draw:master-page-name="Padrão">
        <draw:frame draw:style-name="gr14" draw:text-style-name="P6" draw:layer="layout" svg:width="17cm" svg:height="3.405cm" svg:x="1.5cm" svg:y="1.537cm">
          <draw:text-box>
            <text:p><text:span text:style-name="T6">LIBERDADE</text:span></text:p>
          </draw:text-box>
        </draw:frame>
        <draw:frame draw:style-name="gr12" draw:text-style-name="P3"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11">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11" draw:style-name="dp1" draw:master-page-name="Padrão">
        <draw:frame draw:style-name="gr14" draw:text-style-name="P6" draw:layer="layout" svg:width="17cm" svg:height="3.405cm" svg:x="1.5cm" svg:y="1.537cm">
          <draw:text-box>
            <text:p><text:span text:style-name="T6">LIBERDADE</text:span></text:p>
          </draw:text-box>
        </draw:frame>
        <draw:frame draw:style-name="gr15" draw:text-style-name="P3" draw:layer="layout" svg:width="26cm" svg:height="10.205cm" svg:x="1.75cm" svg:y="5.5cm">
          <draw:text-box>
            <text:p>Então o que é a Liberdade ?</text:p>
            <text:p/>
            <text:p>Ainda citemos, antes de responder, a resposta do diabo, no trecho do Livro de Jó, capítulo 1:</text:p>
            <text:p/>
            <text:p><text:span text:style-name="T12">6</text:span> E vindo um dia em que os filhos de Deus vieram apresentar-se perante o Senhor, veio também Satanás entre eles. <text:span text:style-name="T12">7</text:span> Então, o Senhor disse a Satanás: De onde vens? E Satanás respondeu ao Senhor e disse: <text:span text:style-name="T13">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12" draw:style-name="dp1" draw:master-page-name="Padrão">
        <draw:frame draw:style-name="gr14" draw:text-style-name="P6" draw:layer="layout" svg:width="17cm" svg:height="3.405cm" svg:x="1.5cm" svg:y="1.537cm">
          <draw:text-box>
            <text:p><text:span text:style-name="T6">LIBERDADE</text:span></text:p>
          </draw:text-box>
        </draw:frame>
        <draw:frame draw:style-name="gr16" draw:text-style-name="P3"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13" draw:style-name="dp1" draw:master-page-name="Padrão">
        <draw:frame draw:style-name="gr17" draw:text-style-name="P3" draw:layer="layout" svg:width="20.25cm" svg:height="2.202cm" svg:x="1.5cm" svg:y="2.298cm">
          <draw:text-box>
            <text:p><text:span text:style-name="T1">LIDANDO COM O INVISÍVEL</text:span></text:p>
          </draw:text-box>
        </draw:frame>
        <draw:frame draw:style-name="gr2" draw:text-style-name="P3"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14" draw:style-name="dp1" draw:master-page-name="Padrão">
        <draw:frame draw:style-name="gr17" draw:text-style-name="P3" draw:layer="layout" svg:width="20.25cm" svg:height="2.202cm" svg:x="1.5cm" svg:y="2.298cm">
          <draw:text-box>
            <text:p><text:span text:style-name="T1">LIDANDO COM O INVISÍVEL</text:span></text:p>
          </draw:text-box>
        </draw:frame>
        <draw:frame draw:style-name="gr2" draw:text-style-name="P3" draw:layer="layout" svg:width="29.085cm" svg:height="18.026cm" svg:x="1.75cm" svg:y="4.5cm">
          <draw:text-box>
            <text:p>O Vento</text:p>
            <text:p/>
            <text:p>O olfato</text:p>
            <text:p/>
            <text:p/>
            <text:p/>
            <text:p/>
            <text:p/>
            <text:p/>
          </draw:text-box>
        </draw:frame>
      </draw:page>
      <draw:page draw:name="page15" draw:style-name="dp1" draw:master-page-name="Padrão">
        <draw:frame draw:style-name="gr18" draw:text-style-name="P5"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7"><text:span text:style-name="T8">As impressões que você tem e guarda em seu cérebro são indescritíveis, pois são formadas de conceitos e fixadas por metáforas. E mesmo assim você diz:</text:span><text:span text:style-name="T8"><text:line-break/></text:span><text:span text:style-name="T8"><text:line-break/></text:span>“Eu só acredito vendo”</text:p>
            <text:p text:style-name="P7"/>
            <text:p text:style-name="P7">Vivemos à custa de campos criados por ondas magnéticas (motores, geradores de energia elétrica, ondas de rádio, TV, WiFi, infra-vermelho, ultravioleta).</text:p>
            <text:p text:style-name="P7"/>
            <text:p text:style-name="P7"><text:span text:style-name="T8">Até a sua visão (</text:span>“Eu só acredito vendo”) NÃO VÊ certos tipos de ondas. O som se propaga por ondas, o ultravioleta e o infravermelho, e você não vê, mas acredita neles, devido à “deusa ciência”.</text:p>
            <text:p text:style-name="P7"/>
            <text:p text:style-name="P7">O ser humano é muito hipócrita.</text:p>
          </draw:text-box>
        </draw:frame>
      </draw:page>
      <draw:page draw:name="page16" draw:style-name="dp1" draw:master-page-name="Padrão">
        <draw:frame draw:style-name="gr19" draw:text-style-name="P3" draw:layer="layout" svg:width="26.75cm" svg:height="1.826cm" svg:x="1.5cm" svg:y="2.298cm">
          <draw:text-box>
            <text:p><text:span text:style-name="T1">DESAPEGO SADIO – Vínculos e a Vida</text:span></text:p>
          </draw:text-box>
        </draw:frame>
        <draw:frame draw:style-name="gr2" draw:text-style-name="P3" draw:layer="layout" svg:width="29.085cm" svg:height="18.026cm" svg:x="1.75cm" svg:y="4.5cm">
          <draw:text-box>
            <text:p><text:span text:style-name="T14">Nascemos em meio a “conhecidos” e vivemos entre estranhos.</text:span></text:p>
            <text:p><text:span text:style-name="T14"/></text:p>
            <text:p><text:span text:style-name="T14">Amor é racional. Você tem que pensar e discernir sobre relacionamentos que se tornam neuróticos.</text:span></text:p>
            <text:p><text:span text:style-name="T14"/></text:p>
            <text:p><text:span text:style-name="T14">Não se alimenta ciclos viciosos.</text:span></text:p>
            <text:p><text:span text:style-name="T14"/></text:p>
            <text:p><text:span text:style-name="T14">Nossa vocação é o crescimento.</text:span></text:p>
            <text:p><text:span text:style-name="T14"/></text:p>
            <text:p><text:span text:style-name="T14">Trabalho é trabalho. Local de trabalho não é a nossa casa e nem um banheiro.</text:span></text:p>
            <text:p><text:span text:style-name="T14"/></text:p>
            <text:p><text:span text:style-name="T15">O destino teve muito trabalho para te colocar </text:span><text:span text:style-name="T14">com quem e onde você está.</text:span></text:p>
            <text:p><text:span text:style-name="T14"/></text:p>
            <text:p><text:span text:style-name="T14">Seja equilibrado. </text:span></text:p>
            <text:p><text:span text:style-name="T14"/></text:p>
            <text:p><text:span text:style-name="T14">Não desapegamos de um para substituí-lo por outro, principalmente ídolos.</text:span></text:p>
            <text:p/>
            <text:p/>
          </draw:text-box>
        </draw:frame>
      </draw:page>
      <draw:page draw:name="page17" draw:style-name="dp1" draw:master-page-name="Padrão">
        <draw:custom-shape draw:style-name="gr20" draw:text-style-name="P9" xml:id="id8" draw:id="id8" draw:layer="layout" svg:width="5.5cm" svg:height="5.5cm" svg:x="11.95cm" svg:y="6.65cm">
          <text:p text:style-name="P8"><text:span text:style-name="T16">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4" draw:id="id4" draw:layer="layout" svg:width="3.75cm" svg:height="2.5cm" svg:x="6.25cm" svg:y="4.65cm">
          <text:p text:style-name="P10">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xml:id="id5" draw:id="id5" draw:layer="layout" svg:width="3.499cm" svg:height="2.399cm" svg:x="1.15cm" svg:y="2.5cm">
          <text:p text:style-name="P10">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2" xml:id="id7" draw:id="id7" draw:layer="layout" svg:width="4.25cm" svg:height="2.399cm" svg:x="9.2cm" svg:y="1.351cm">
          <text:p text:style-name="P10">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xml:id="id6" draw:id="id6" draw:layer="layout" svg:width="4.15cm" svg:height="2.399cm" svg:x="4.75cm" svg:y="1.1cm">
          <text:p text:style-name="P10">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4" xml:id="id12" draw:id="id12" draw:layer="layout" svg:width="5.249cm" svg:height="2.5cm" svg:x="19.05cm" svg:y="4.5cm">
          <text:p text:style-name="P13"><text:span text:style-name="T17">Convenções</text:span><text:span text:style-name="T17"><text:line-break/></text:span><text:span text:style-name="T17">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3.499cm" svg:height="2.399cm" svg:x="16.15cm" svg:y="2.1cm">
          <text:p text:style-name="P10">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3.499cm" svg:height="2.399cm" svg:x="20.05cm" svg:y="1cm">
          <text:p text:style-name="P10">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xml:id="id13" draw:id="id13" draw:layer="layout" svg:width="6cm" svg:height="2.5cm" svg:x="19.25cm" svg:y="9cm">
          <text:p text:style-name="P13"><text:span text:style-name="T17">Manifestações</text:span><text:span text:style-name="T17"><text:line-break/></text:span><text:span text:style-name="T17">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4.45cm" svg:height="2.399cm" svg:x="24.15cm" svg:y="2.2cm">
          <text:p text:style-name="P13"><text:span text:style-name="T17">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7" draw:layer="layout" svg:width="4.45cm" svg:height="2.399cm" svg:x="24.251cm" svg:y="6.6cm">
          <text:p text:style-name="P16"><text:span text:style-name="T18">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4.45cm" svg:height="2.399cm" svg:x="24.251cm" svg:y="11.5cm">
          <text:p text:style-name="P13"><text:span text:style-name="T17">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1" xml:id="id1" draw:id="id1" draw:layer="layout" svg:width="4.249cm" svg:height="2.5cm" svg:x="6.251cm" svg:y="8.451cm">
          <text:p text:style-name="P10">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 draw:id="id2" draw:layer="layout" svg:width="4.45cm" svg:height="2.399cm" svg:x="1.3cm" svg:y="7cm">
          <text:p text:style-name="P13"><text:span text:style-name="T17">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7" xml:id="id3" draw:id="id3" draw:layer="layout" svg:width="4.45cm" svg:height="2.399cm" svg:x="1.301cm" svg:y="10.2cm">
          <text:p text:style-name="P16"><text:span text:style-name="T18">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8" draw:layer="layout" svg:x1="6.873cm" svg:y1="8.817cm" svg:x2="5.75cm" svg:y2="8.2cm" draw:start-shape="id1" draw:start-glue-point="5" draw:end-shape="id2" draw:end-glue-point="10" svg:d="M6873 8817v-617h-1123" svg:viewBox="0 0 1124 618">
          <text:p/>
        </draw:connector>
        <draw:connector draw:style-name="gr29" draw:text-style-name="P18" draw:layer="layout" svg:x1="6.873cm" svg:y1="10.585cm" svg:x2="5.751cm" svg:y2="11.4cm" draw:start-shape="id1" draw:start-glue-point="7" draw:end-shape="id3" draw:end-glue-point="10" svg:d="M6873 10585v815h-1122" svg:viewBox="0 0 1123 816">
          <text:p/>
        </draw:connector>
        <draw:connector draw:style-name="gr29" draw:text-style-name="P18" draw:layer="layout" svg:x1="6.25cm" svg:y1="5.9cm" svg:x2="4.137cm" svg:y2="4.548cm" draw:start-shape="id4" draw:start-glue-point="6" draw:end-shape="id5" draw:end-glue-point="9" svg:d="M6250 5900h-2113v-1352" svg:viewBox="0 0 2114 1353">
          <text:p/>
        </draw:connector>
        <draw:connector draw:style-name="gr29" draw:text-style-name="P18" draw:layer="layout" svg:x1="6.799cm" svg:y1="5.016cm" svg:x2="5.357cm" svg:y2="3.148cm" draw:start-shape="id4" draw:start-glue-point="5" draw:end-shape="id6" draw:end-glue-point="7" svg:d="M6799 5016v-941h-1442v-927" svg:viewBox="0 0 1443 1869">
          <text:p/>
        </draw:connector>
        <draw:connector draw:style-name="gr29" draw:text-style-name="P18" draw:layer="layout" svg:x1="10cm" svg:y1="5.9cm" svg:x2="11.325cm" svg:y2="3.75cm" draw:start-shape="id4" draw:start-glue-point="10" draw:end-shape="id7" draw:end-glue-point="8" svg:d="M10000 5900h1325v-2150" svg:viewBox="0 0 1326 2151">
          <text:p/>
        </draw:connector>
        <draw:connector draw:style-name="gr29" draw:text-style-name="P18" draw:layer="layout" draw:line-skew="0cm -0.152cm" svg:x1="12.755cm" svg:y1="7.455cm" svg:x2="9.451cm" svg:y2="6.784cm" draw:start-shape="id8" draw:start-glue-point="5" draw:end-shape="id4" draw:end-glue-point="9" svg:d="M12755 7455h-1779v45h-1525v-716" svg:viewBox="0 0 3305 717">
          <text:p/>
        </draw:connector>
        <draw:custom-shape draw:style-name="gr25" draw:text-style-name="P14" xml:id="id9" draw:id="id9" draw:layer="layout" svg:width="5.249cm" svg:height="2.5cm" svg:x="17.051cm" svg:y="13.601cm">
          <text:p text:style-name="P13"><text:span text:style-name="T17">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5" draw:layer="layout" svg:width="6.052cm" svg:height="2.399cm" svg:x="13.65cm" svg:y="17.1cm">
          <text:p text:style-name="P13"><text:span text:style-name="T17">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5" draw:layer="layout" svg:width="5.399cm" svg:height="2.399cm" svg:x="21.551cm" svg:y="17.1cm">
          <text:p text:style-name="P13"><text:span text:style-name="T17">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0" xml:id="id11" draw:id="id11" draw:layer="layout" svg:width="5.499cm" svg:height="2.5cm" svg:x="4.551cm" svg:y="12.702cm">
          <text:p text:style-name="P19"><text:span text:style-name="T19">MÍSTICA</text:span></text:p>
          <text:p text:style-name="P19"><text:span text:style-name="T19">(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1" xml:id="id10" draw:id="id10" draw:layer="layout" svg:width="6cm" svg:height="2.5cm" svg:x="7.5cm" svg:y="15.25cm">
          <text:p text:style-name="P16"><text:span text:style-name="T18">PRINCÍP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8" draw:layer="layout" svg:x1="16.645cm" svg:y1="11.345cm" svg:x2="19.676cm" svg:y2="13.601cm" draw:start-shape="id8" draw:start-glue-point="9" draw:end-shape="id9" draw:end-glue-point="4" svg:d="M16645 11345v1531h3031v725" svg:viewBox="0 0 3032 2257">
          <text:p/>
        </draw:connector>
        <draw:connector draw:style-name="gr35" draw:text-style-name="P18" draw:layer="layout" svg:x1="14.7cm" svg:y1="12.15cm" svg:x2="12.622cm" svg:y2="15.616cm" draw:start-shape="id8" draw:start-glue-point="8" draw:end-shape="id10" draw:end-glue-point="11" svg:d="M14700 12150v1551h-2078v1915" svg:viewBox="0 0 2079 3467">
          <text:p/>
        </draw:connector>
        <draw:connector draw:style-name="gr36" draw:text-style-name="P18" draw:layer="layout" svg:x1="9.245cm" svg:y1="13.068cm" svg:x2="12.755cm" svg:y2="11.345cm" draw:start-shape="id11" draw:start-glue-point="11" draw:end-shape="id8" draw:end-glue-point="7" svg:d="M9245 13068v-1723h3510" svg:viewBox="0 0 3511 1724">
          <text:p/>
        </draw:connector>
        <draw:connector draw:style-name="gr37" draw:text-style-name="P18" draw:layer="layout" svg:x1="16.645cm" svg:y1="7.455cm" svg:x2="19.818cm" svg:y2="6.634cm" draw:start-shape="id8" draw:start-glue-point="11" draw:end-shape="id12" draw:end-glue-point="7" svg:d="M16645 7455h1605v47h1568v-868" svg:viewBox="0 0 3174 869">
          <text:p/>
        </draw:connector>
        <draw:connector draw:style-name="gr38" draw:text-style-name="P18" draw:layer="layout" svg:x1="17.45cm" svg:y1="9.4cm" svg:x2="19.25cm" svg:y2="10.25cm" draw:start-shape="id8" draw:start-glue-point="10" draw:end-shape="id13" draw:end-glue-point="6" svg:d="M17450 9400h901v850h899" svg:viewBox="0 0 1801 851">
          <text:p/>
        </draw:connector>
        <draw:connector draw:style-name="gr39" draw:text-style-name="P18" draw:layer="layout" svg:x1="11.95cm" svg:y1="9.4cm" svg:x2="10.5cm" svg:y2="9.701cm" draw:start-shape="id8" draw:start-glue-point="6" draw:end-shape="id1" draw:end-glue-point="10" svg:d="M11950 9400h-725v301h-725" svg:viewBox="0 0 1451 302">
          <text:p/>
        </draw:connector>
      </draw:page>
      <draw:page draw:name="page18" draw:style-name="dp1" draw:master-page-name="Padrão">
        <draw:frame draw:style-name="gr40" draw:text-style-name="P22" draw:layer="layout" svg:width="25.25cm" svg:height="1.826cm" svg:x="2cm" svg:y="1cm">
          <draw:text-box>
            <text:p><text:span text:style-name="T20">Coisas óbvias que não se percebe</text:span></text:p>
          </draw:text-box>
        </draw:frame>
        <draw:frame draw:style-name="gr41" draw:text-style-name="P3" draw:layer="layout" svg:width="23cm" svg:height="13.76cm" svg:x="2.5cm" svg:y="3cm">
          <draw:text-box>
            <text:p text:style-name="P23">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23"/>
            <text:p text:style-name="P23">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23"><text:span text:style-name="T21">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4">(Os números – Georges Ifrah – 1989 – Editora Globo)</text:span></text:p>
          </draw:text-box>
        </draw:frame>
      </draw:page>
      <draw:page draw:name="page19" draw:style-name="dp1" draw:master-page-name="Padrão">
        <draw:frame draw:style-name="gr3" draw:text-style-name="P3" draw:layer="layout" svg:width="27.042cm" svg:height="11.627cm" svg:x="1.658cm" svg:y="5.551cm">
          <draw:text-box>
            <text:p><text:span text:style-name="T22">Em seu pedido de “como devemos orar a Deus”, os discípulos receberam o modelo de oração, que entre suas frases diz:</text:span></text:p>
            <text:p><text:span text:style-name="T22"/></text:p>
            <text:p><text:span text:style-name="T22">“</text:span><text:span text:style-name="T22">ASSIM NA TERRA COMO NO CÉU”</text:span></text:p>
            <text:p><text:span text:style-name="T22"/></text:p>
            <text:p><text:span text:style-name="T22">Mostrando a paridade entre o mundo material e o espiritual.</text:span></text:p>
          </draw:text-box>
        </draw:frame>
        <draw:frame draw:style-name="gr7" draw:text-style-name="P3" draw:layer="layout" svg:width="26.75cm" svg:height="3.401cm" svg:x="1.5cm" svg:y="2.297cm">
          <draw:text-box>
            <text:p><text:span text:style-name="T1">PRINCÍPIO UNIVERSAL ENSINADO POR JESUS</text:span></text:p>
          </draw:text-box>
        </draw:frame>
      </draw:page>
      <draw:page draw:name="page20" draw:style-name="dp1" draw:master-page-name="Padrão">
        <draw:frame draw:style-name="gr40" draw:text-style-name="P22" draw:layer="layout" svg:width="25.25cm" svg:height="1.826cm" svg:x="2cm" svg:y="1cm">
          <draw:text-box>
            <text:p><text:span text:style-name="T20">Coisas óbvias que não se percebe</text:span></text:p>
          </draw:text-box>
        </draw:frame>
        <draw:frame draw:style-name="gr42" draw:text-style-name="P3"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21" draw:style-name="dp1" draw:master-page-name="Padrão">
        <draw:frame draw:style-name="gr40" draw:text-style-name="P24" draw:layer="layout" svg:width="25.25cm" svg:height="1.826cm" svg:x="2cm" svg:y="1cm">
          <draw:text-box>
            <text:p><text:span text:style-name="T23">A pessoa não é um fenômeno em si mesma</text:span></text:p>
          </draw:text-box>
        </draw:frame>
        <draw:frame draw:style-name="gr43" draw:text-style-name="P3" draw:layer="layout" svg:width="23.698cm" svg:height="10.32cm" svg:x="2.302cm" svg:y="3cm">
          <draw:text-box>
            <text:p><text:span text:style-name="T24">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44" draw:text-style-name="P3"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22" draw:style-name="dp1" draw:master-page-name="Padrão">
        <draw:frame draw:style-name="gr40" draw:text-style-name="P22" draw:layer="layout" svg:width="25.25cm" svg:height="1.826cm" svg:x="2cm" svg:y="1cm">
          <draw:text-box>
            <text:p><text:span text:style-name="T20">Coisas óbvias que não se percebe</text:span></text:p>
          </draw:text-box>
        </draw:frame>
        <draw:frame draw:style-name="gr45" draw:text-style-name="P3"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23" draw:style-name="dp1" draw:master-page-name="Padrão">
        <draw:frame draw:style-name="gr40" draw:text-style-name="P22" draw:layer="layout" svg:width="25.25cm" svg:height="1.826cm" svg:x="2cm" svg:y="1cm">
          <draw:text-box>
            <text:p><text:span text:style-name="T20">A ideia de número e o Espírito</text:span></text:p>
          </draw:text-box>
        </draw:frame>
        <draw:frame draw:style-name="gr46" draw:text-style-name="P3" draw:layer="layout" svg:width="23.698cm" svg:height="20.87cm" svg:x="2.302cm" svg:y="2.5cm">
          <draw:text-box>
            <text:p>Você respeita profundamente a ideia dos números:</text:p>
            <text:p/>
            <text:p><text:span text:style-name="T4">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24" draw:style-name="dp1" draw:master-page-name="Padrão">
        <draw:frame draw:style-name="gr40" draw:text-style-name="P22" draw:layer="layout" svg:width="25.25cm" svg:height="1.826cm" svg:x="2cm" svg:y="1cm">
          <draw:text-box>
            <text:p><text:span text:style-name="T20">De onde veio o Universo</text:span></text:p>
          </draw:text-box>
        </draw:frame>
        <draw:frame draw:style-name="gr47" draw:text-style-name="P3"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48" draw:text-style-name="P3"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25" draw:style-name="dp1" draw:master-page-name="Padrão">
        <draw:frame draw:style-name="gr40" draw:text-style-name="P22" draw:layer="layout" svg:width="25.25cm" svg:height="1.826cm" svg:x="2cm" svg:y="1cm">
          <draw:text-box>
            <text:p><text:span text:style-name="T20">Evolução</text:span></text:p>
          </draw:text-box>
        </draw:frame>
        <draw:frame draw:style-name="gr45" draw:text-style-name="P3" draw:layer="layout" svg:width="23cm" svg:height="12.338cm" svg:x="2.5cm" svg:y="2.5cm">
          <draw:text-box>
            <text:p><text:span text:style-name="T25">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7">Coloque uma bomba em um ferro-velho, construa muros em volta e coloque por cima uma tampa de concreto. Depois exploda a bomba. Deixe por milhões de anos, e você encontrará um Boeing 747 todo montado, pintado e funcionando.</text:p>
          </draw:text-box>
        </draw:frame>
        <draw:frame draw:style-name="gr49" draw:text-style-name="P3"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26" draw:style-name="dp1" draw:master-page-name="Padrão">
        <draw:frame draw:style-name="gr40" draw:text-style-name="P22" draw:layer="layout" svg:width="25.25cm" svg:height="1.826cm" svg:x="2cm" svg:y="1cm">
          <draw:text-box>
            <text:p><text:span text:style-name="T20">Entropia</text:span></text:p>
          </draw:text-box>
        </draw:frame>
        <draw:frame draw:style-name="gr50" draw:text-style-name="P3"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51" draw:text-style-name="P3"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27" draw:style-name="dp1" draw:master-page-name="Padrão">
        <draw:frame draw:style-name="gr40" draw:text-style-name="P22" draw:layer="layout" svg:width="25.25cm" svg:height="1.826cm" svg:x="2cm" svg:y="1cm">
          <draw:text-box>
            <text:p><text:span text:style-name="T20">Eu não acredito em Deus</text:span></text:p>
          </draw:text-box>
        </draw:frame>
        <draw:frame draw:style-name="gr47" draw:text-style-name="P3"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28" draw:style-name="dp1" draw:master-page-name="Padrão">
        <draw:frame draw:style-name="gr42" draw:text-style-name="P3"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25">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25">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40" draw:text-style-name="P22" draw:layer="layout" svg:width="25.25cm" svg:height="1.826cm" svg:x="2cm" svg:y="1cm">
          <draw:text-box>
            <text:p><text:span text:style-name="T20">O que é a ciência</text:span></text:p>
          </draw:text-box>
        </draw:frame>
      </draw:page>
      <draw:page draw:name="page29" draw:style-name="dp1" draw:master-page-name="Padrão">
        <draw:frame draw:style-name="gr52" draw:text-style-name="P3"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40" draw:text-style-name="P22" draw:layer="layout" svg:width="25.25cm" svg:height="1.826cm" svg:x="2cm" svg:y="1cm">
          <draw:text-box>
            <text:p><text:span text:style-name="T20">Para quem é a leitura bíblica</text:span></text:p>
          </draw:text-box>
        </draw:frame>
      </draw:page>
      <draw:page draw:name="page30" draw:style-name="dp1" draw:master-page-name="Padrão">
        <draw:frame draw:style-name="gr53" draw:text-style-name="P3" draw:layer="layout" svg:width="24cm" svg:height="17.315cm" svg:x="2cm" svg:y="3.667cm">
          <draw:text-box>
            <text:p>Este é o maior mistério para decifrar o que é Gênesis 1.</text:p>
            <text:p/>
            <text:p>Apesar da tradução literal ser “<text:span text:style-name="T26">No princípio …</text:span>” os rabinos colocam que “bereshit” exprime uma relação de causa, e o Sefer Yetsirá (Livro da criação) coloca “<text:span text:style-name="T26">Com este princípio …</text:span>” e tudo passa a fazer sentido.</text:p>
            <text:p/>
            <text:p>E aqui cabe uma aula de interpretação de textos, maior dificuldade de comentaristas com analfabetismo funcional.</text:p>
            <text:p/>
            <text:p>Mesmo com a construção “<text:span text:style-name="T26">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27">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27">E Thomas Edison criou a General Eletric.</text:span>” Muitos foram os fatos e eventos para que isto acontecesse.</text:p>
          </draw:text-box>
        </draw:frame>
        <draw:frame draw:style-name="gr54" draw:text-style-name="P22" draw:layer="layout" svg:width="25.25cm" svg:height="3.401cm" svg:x="2cm" svg:y="0.6cm">
          <draw:text-box>
            <text:p><text:span text:style-name="T20">Com este princípio …, por este princípio ...</text:span></text:p>
          </draw:text-box>
        </draw:frame>
      </draw:page>
      <draw:page draw:name="page31" draw:style-name="dp1" draw:master-page-name="Padrão">
        <draw:frame draw:style-name="gr16" draw:text-style-name="P3"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54" draw:text-style-name="P22" draw:layer="layout" svg:width="25.25cm" svg:height="3.401cm" svg:x="2cm" svg:y="1.5cm">
          <draw:text-box>
            <text:p><text:span text:style-name="T20">Tohu va Bohu – Sem forma e vazia</text:span></text:p>
          </draw:text-box>
        </draw:frame>
      </draw:page>
      <draw:page draw:name="page32" draw:style-name="dp1" draw:master-page-name="Padrão">
        <draw:frame draw:style-name="gr54" draw:text-style-name="P22" draw:layer="layout" svg:width="25.25cm" svg:height="3.401cm" svg:x="2cm" svg:y="1.501cm">
          <draw:text-box>
            <text:p><text:span text:style-name="T20">Noé, pregação e atividade agrícola</text:span></text:p>
          </draw:text-box>
        </draw:frame>
        <draw:frame draw:style-name="gr16" draw:text-style-name="P3"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33" draw:style-name="dp1" draw:master-page-name="Padrão">
        <draw:frame draw:style-name="gr16" draw:text-style-name="P3"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54" draw:text-style-name="P22" draw:layer="layout" svg:width="25.25cm" svg:height="3.401cm" svg:x="2cm" svg:y="1.4cm">
          <draw:text-box>
            <text:p><text:span text:style-name="T20">O dilema espiritual – Alma e espírito</text:span></text:p>
          </draw:text-box>
        </draw:frame>
      </draw:page>
      <draw:page draw:name="page34" draw:style-name="dp1" draw:master-page-name="Padrão">
        <draw:frame draw:style-name="gr47" draw:text-style-name="P3"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54" draw:text-style-name="P22" draw:layer="layout" svg:width="25.25cm" svg:height="3.401cm" svg:x="2cm" svg:y="1.4cm">
          <draw:text-box>
            <text:p><text:span text:style-name="T20">Proximidade da Divindade</text:span></text:p>
          </draw:text-box>
        </draw:frame>
      </draw:page>
      <draw:page draw:name="page35" draw:style-name="dp1" draw:master-page-name="Padrão">
        <draw:frame draw:style-name="gr47" draw:text-style-name="P3"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55" draw:text-style-name="P22" draw:layer="layout" svg:width="25.25cm" svg:height="2.1cm" svg:x="2cm" svg:y="1.4cm">
          <draw:text-box>
            <text:p><text:span text:style-name="T20">A metáfora do maligno</text:span></text:p>
          </draw:text-box>
        </draw:frame>
      </draw:page>
      <draw:page draw:name="page36" draw:style-name="dp1" draw:master-page-name="Padrão">
        <draw:frame draw:style-name="gr47" draw:text-style-name="P3"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54" draw:text-style-name="P22" draw:layer="layout" svg:width="25.25cm" svg:height="3.401cm" svg:x="2cm" svg:y="1.5cm">
          <draw:text-box>
            <text:p><text:span text:style-name="T20">A água</text:span></text:p>
          </draw:text-box>
        </draw:frame>
      </draw:page>
      <draw:page draw:name="page37" draw:style-name="dp1" draw:master-page-name="Padrão">
        <draw:frame draw:style-name="gr47" draw:text-style-name="P3"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54" draw:text-style-name="P22" draw:layer="layout" svg:width="25.25cm" svg:height="3.401cm" svg:x="2cm" svg:y="1.5cm">
          <draw:text-box>
            <text:p><text:span text:style-name="T20">Paradoxos – ideias aparentemente contraditórias</text:span></text:p>
          </draw:text-box>
        </draw:frame>
      </draw:page>
      <draw:page draw:name="page38" draw:style-name="dp1" draw:master-page-name="Padrão">
        <draw:frame draw:style-name="gr56" draw:text-style-name="P3"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57" draw:text-style-name="P22" draw:layer="layout" svg:width="25.25cm" svg:height="2.75cm" svg:x="2cm" svg:y="1.5cm">
          <draw:text-box>
            <text:p><text:span text:style-name="T20">Sobre a morte dos pré-diluvianos</text:span></text:p>
          </draw:text-box>
        </draw:frame>
      </draw:page>
      <draw:page draw:name="page39" draw:style-name="dp1" draw:master-page-name="Padrão">
        <draw:frame draw:style-name="gr16" draw:text-style-name="P3"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57" draw:text-style-name="P22" draw:layer="layout" svg:width="25.25cm" svg:height="2.75cm" svg:x="2cm" svg:y="1.5cm">
          <draw:text-box>
            <text:p><text:span text:style-name="T20">Sobre a água</text:span></text:p>
          </draw:text-box>
        </draw:frame>
      </draw:page>
      <draw:page draw:name="page40" draw:style-name="dp1" draw:master-page-name="Padrão">
        <draw:frame draw:style-name="gr58" draw:text-style-name="P3"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57" draw:text-style-name="P22" draw:layer="layout" svg:width="25.25cm" svg:height="2.75cm" svg:x="2cm" svg:y="1.5cm">
          <draw:text-box>
            <text:p><text:span text:style-name="T20">A ordem do Mundo e da Existência</text:span></text:p>
          </draw:text-box>
        </draw:frame>
        <draw:frame draw:style-name="gr56" draw:text-style-name="P3"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41" draw:style-name="dp1" draw:master-page-name="Padrão">
        <draw:frame draw:style-name="gr56" draw:text-style-name="P3"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57" draw:text-style-name="P22" draw:layer="layout" svg:width="25.25cm" svg:height="2.75cm" svg:x="2cm" svg:y="1.5cm">
          <draw:text-box>
            <text:p><text:span text:style-name="T20">Concepção humana </text:span></text:p>
          </draw:text-box>
        </draw:frame>
      </draw:page>
      <draw:page draw:name="page42" draw:style-name="dp1" draw:master-page-name="Padrão">
        <draw:frame draw:style-name="gr56" draw:text-style-name="P3"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57" draw:text-style-name="P22" draw:layer="layout" svg:width="25.25cm" svg:height="2.75cm" svg:x="2cm" svg:y="1.5cm">
          <draw:text-box>
            <text:p><text:span text:style-name="T20">Concepção humana de ser/entidade</text:span></text:p>
          </draw:text-box>
        </draw:frame>
      </draw:page>
      <draw:page draw:name="page43" draw:style-name="dp1" draw:master-page-name="Padrão">
        <draw:g>
          <draw:custom-shape draw:style-name="gr59" draw:text-style-name="P1"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60" draw:text-style-name="P25"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7" draw:layer="layout" svg:width="3.75cm" svg:height="3.5cm" svg:x="8.15cm" svg:y="8.6cm">
                  <text:p text:style-name="P26"><text:span text:style-name="T4">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62" draw:text-style-name="P29" draw:layer="layout" svg:width="7.6cm" svg:height="7.1cm" svg:x="6.15cm" svg:y="6.85cm">
                  <text:p text:style-name="P28"><text:span text:style-name="T28">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63" draw:text-style-name="P31" draw:layer="layout" svg:width="17.082cm" svg:height="17.082cm" svg:x="0.968cm" svg:y="1.818cm">
              <text:p text:style-name="P30"><text:span text:style-name="T29">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64" draw:text-style-name="P5" draw:layer="layout" svg:width="10.2cm" svg:height="19.448cm" svg:x="18.4cm" svg:y="0.85cm">
          <draw:text-box>
            <text:p text:style-name="P23">Tendo JESUS <text:span text:style-name="T26">escolhido, pessoalmente,</text:span> os 12 apóstolos, eles estavam automaticamente entrando (1) a seu serviço, (2) a serviço da Igreja, (3) no “corpo” de Cristo, partilhando de segredos espirituais (mesmo não os entendendo naquele momento).</text:p>
            <text:p text:style-name="P23"/>
            <text:p text:style-name="P23">Eles foram os únicos que cearam com Jesus, que disse, ao partir o pão:</text:p>
            <text:p/>
            <text:p>“Este é o meu corpo”</text:p>
            <text:p/>
            <text:p>E com ele tomaram o vinho:</text:p>
            <text:p/>
            <text:p>“Este é o meu sangue”</text:p>
            <text:p/>
            <text:p text:style-name="P23">Portanto, teriam que morrer martirizados como ele, pois aceitaram fazer parte de seu corpo. Até Judas, o traidor, fez um serviço para Jesus:<text:line-break/><text:line-break/>”O que tens de fazer, faze-o depressa”. Agiu sob ordem. </text:p>
          </draw:text-box>
        </draw:frame>
      </draw:page>
      <draw:page draw:name="page44" draw:style-name="dp1" draw:master-page-name="Padrão">
        <draw:frame draw:style-name="gr57" draw:text-style-name="P22" draw:layer="layout" svg:width="25.25cm" svg:height="2.75cm" svg:x="2cm" svg:y="1.5cm">
          <draw:text-box>
            <text:p><text:span text:style-name="T20">BIBLIA – Quem poderia escrevê-la ?</text:span></text:p>
          </draw:text-box>
        </draw:frame>
        <draw:frame draw:style-name="gr65" draw:text-style-name="P3" draw:layer="layout" svg:width="24cm" svg:height="1.713cm" svg:x="2.25cm" svg:y="4.287cm">
          <draw:text-box>
            <text:p>Para ser “miraculosamente” aceita pelos homens, eu, homem racional, queria que ela tivesse sido escrita por um:</text:p>
          </draw:text-box>
        </draw:frame>
        <draw:frame draw:style-name="gr5" draw:text-style-name="P3" draw:layer="layout" svg:width="4.09cm" svg:height="1.827cm" svg:x="10.91cm" svg:y="6.923cm">
          <draw:text-box>
            <text:p><text:span text:style-name="T20">Anjo</text:span></text:p>
          </draw:text-box>
        </draw:frame>
        <draw:frame draw:style-name="gr56" draw:text-style-name="P3"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45" draw:style-name="dp1" draw:master-page-name="Padrão">
        <draw:frame draw:style-name="gr57" draw:text-style-name="P22" draw:layer="layout" svg:width="25.25cm" svg:height="2.75cm" svg:x="2cm" svg:y="1.5cm">
          <draw:text-box>
            <text:p><text:span text:style-name="T20">Existe um mundo espiritual ? (1)</text:span></text:p>
          </draw:text-box>
        </draw:frame>
        <draw:frame draw:style-name="gr65" draw:text-style-name="P3" draw:layer="layout" svg:width="24cm" svg:height="1.713cm" svg:x="2.25cm" svg:y="4.287cm">
          <draw:text-box>
            <text:p>Na terra já existem coisas esquisitas que são um prelúdio de coisas que não se podem ver, mas que existem, como:</text:p>
          </draw:text-box>
        </draw:frame>
        <draw:frame draw:style-name="gr19" draw:text-style-name="P32" draw:layer="layout" svg:width="24cm" svg:height="1.826cm" svg:x="2.5cm" svg:y="6.349cm">
          <draw:text-box>
            <text:p><text:span text:style-name="T23">Ondas, luz infravermelha e ultravioleta</text:span></text:p>
          </draw:text-box>
        </draw:frame>
        <draw:frame draw:style-name="gr66" draw:text-style-name="P3" draw:layer="layout" svg:width="24cm" svg:height="1.162cm" svg:x="2.25cm" svg:y="8.588cm">
          <draw:text-box>
            <text:p>Isto além dos dons que o homem moderno ganhou, como:</text:p>
          </draw:text-box>
        </draw:frame>
        <draw:frame draw:style-name="gr19" draw:text-style-name="P32" draw:layer="layout" svg:width="10cm" svg:height="1.826cm" svg:x="9.2cm" svg:y="10.549cm">
          <draw:text-box>
            <text:p><text:span text:style-name="T23">Onipresença</text:span></text:p>
          </draw:text-box>
        </draw:frame>
        <draw:frame draw:style-name="gr66" draw:text-style-name="P3" draw:layer="layout" svg:width="24cm" svg:height="1.162cm" svg:x="2.25cm" svg:y="12.488cm">
          <draw:text-box>
            <text:p>Sim, com o celular (carregado) somos encontrados em qualquer parte.</text:p>
          </draw:text-box>
        </draw:frame>
        <draw:frame draw:style-name="gr19" draw:text-style-name="P32" draw:layer="layout" svg:width="10cm" svg:height="1.826cm" svg:x="9.2cm" svg:y="13.95cm">
          <draw:text-box>
            <text:p><text:span text:style-name="T23">Onisciência</text:span></text:p>
          </draw:text-box>
        </draw:frame>
        <draw:frame draw:style-name="gr67" draw:text-style-name="P3"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46" draw:style-name="dp1" draw:master-page-name="Padrão">
        <draw:frame draw:style-name="gr57" draw:text-style-name="P22" draw:layer="layout" svg:width="25.25cm" svg:height="2.75cm" svg:x="2cm" svg:y="1.5cm">
          <draw:text-box>
            <text:p><text:span text:style-name="T20">Existe um mundo espiritual ? (2)</text:span></text:p>
          </draw:text-box>
        </draw:frame>
        <draw:frame draw:style-name="gr67" draw:text-style-name="P3"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47" draw:style-name="dp1" draw:master-page-name="Padrão">
        <draw:frame draw:style-name="gr5" draw:text-style-name="P3" draw:layer="layout" svg:width="24.159cm" svg:height="1.827cm" svg:x="0.741cm" svg:y="0.623cm">
          <draw:text-box>
            <text:p><text:span text:style-name="T20">A terra era sem forma e vazia</text:span></text:p>
          </draw:text-box>
        </draw:frame>
        <draw:frame draw:style-name="gr5" draw:text-style-name="P33" draw:layer="layout" svg:width="24.159cm" svg:height="1.827cm" svg:x="0.742cm" svg:y="2.324cm">
          <draw:text-box>
            <text:p><text:span text:style-name="T1">Assim era, pois a Terra não existia</text:span></text:p>
          </draw:text-box>
        </draw:frame>
        <draw:frame draw:style-name="gr68" draw:text-style-name="P34" draw:layer="layout" svg:width="27.658cm" svg:height="1.976cm" svg:x="1.042cm" svg:y="3.924cm">
          <draw:text-box>
            <text:p><text:span text:style-name="T22">E o Espírito de Deus pairava sobre as águas.</text:span></text:p>
          </draw:text-box>
        </draw:frame>
        <draw:frame draw:style-name="gr69" draw:text-style-name="P33" draw:layer="layout" svg:width="27.657cm" svg:height="4.976cm" svg:x="1.043cm" svg:y="5.625cm">
          <draw:text-box>
            <text:p><text:span text:style-name="T1">Antes que qualquer forma fosse criada, Deus estava só, sem forma e semelhante a nada. (Zohar: pg.82)</text:span></text:p>
          </draw:text-box>
        </draw:frame>
        <draw:frame draw:style-name="gr69" draw:text-style-name="P33" draw:layer="layout" svg:width="27.657cm" svg:height="4.976cm" svg:x="1.044cm" svg:y="10.825cm">
          <draw:text-box>
            <text:p><text:span text:style-name="T1">Nem atributo, nem IMAGEM, nem CORPO; assemelha-se mais às águas, sem forma e sem limites.(Zohar: pg.83)</text:span></text:p>
          </draw:text-box>
        </draw:frame>
        <draw:frame draw:style-name="gr6" draw:text-style-name="P34" draw:layer="layout" svg:width="27.658cm" svg:height="1.673cm" svg:x="1.042cm" svg:y="15.524cm">
          <draw:text-box>
            <text:p><text:span text:style-name="T22">A forma do ancião dos dias.</text:span></text:p>
          </draw:text-box>
        </draw:frame>
        <draw:frame draw:style-name="gr51" draw:text-style-name="P35" draw:layer="layout" svg:width="27.657cm" svg:height="3.095cm" svg:x="1.045cm" svg:y="16.925cm">
          <draw:text-box>
            <text:p><text:span text:style-name="T30">A reprodução que lhe é mais semelhante é a do homem.(Zohar: pg.83)</text:span></text:p>
          </draw:text-box>
        </draw:frame>
      </draw:page>
      <draw:page draw:name="page48" draw:style-name="dp1" draw:master-page-name="Padrão">
        <draw:frame draw:style-name="gr70" draw:text-style-name="P3" draw:layer="layout" svg:width="27.042cm" svg:height="8.25cm" svg:x="1.658cm" svg:y="5.55cm">
          <draw:text-box>
            <text:p><text:span text:style-name="T22">Olhar a matéria, no caso o corpo, sem imaginar que existe um espírito dentro dele é o mesmo que olhar um texto e só enxergar as letras, sem interpretar as palavras que elas estão mostrando.</text:span></text:p>
          </draw:text-box>
        </draw:frame>
        <draw:frame draw:style-name="gr5" draw:text-style-name="P3" draw:layer="layout" svg:width="14.385cm" svg:height="1.827cm" svg:x="6.365cm" svg:y="2.296cm">
          <draw:text-box>
            <text:p><text:span text:style-name="T1">CORPO e ESPÍRITO</text:span></text:p>
          </draw:text-box>
        </draw:frame>
      </draw:page>
      <draw:page draw:name="page49" draw:style-name="dp1" draw:master-page-name="Padrão">
        <draw:frame draw:style-name="gr47" draw:text-style-name="P3" draw:layer="layout" svg:width="27.042cm" svg:height="8.783cm" svg:x="1.658cm" svg:y="5.55cm">
          <draw:text-box>
            <text:p><text:span text:style-name="T22">Use bo princípio universal da oração que Jesus ensinou aos homens:</text:span></text:p>
            <text:p><text:span text:style-name="T22"/></text:p>
            <text:p><text:span text:style-name="T22">“</text:span><text:span text:style-name="T22">ASSIM NA TERRA COMO NO CÉU”</text:span></text:p>
            <text:p><text:span text:style-name="T22"/></text:p>
            <text:p><text:span text:style-name="T22">Com base nisto, o que vocês entendem ?</text:span></text:p>
          </draw:text-box>
        </draw:frame>
        <draw:frame draw:style-name="gr7" draw:text-style-name="P3" draw:layer="layout" svg:width="26.75cm" svg:height="3.401cm" svg:x="1.5cm" svg:y="2.296cm">
          <draw:text-box>
            <text:p><text:span text:style-name="T1">TODOS SERÃO IGUAIS NO CÉU ?</text:span></text:p>
          </draw:text-box>
        </draw:frame>
      </draw:page>
      <draw:page draw:name="page50" draw:style-name="dp1" draw:master-page-name="Padrão">
        <draw:frame draw:style-name="gr52" draw:text-style-name="P3" draw:layer="layout" svg:width="27.042cm" svg:height="15.893cm" svg:x="1.658cm" svg:y="4.15cm">
          <draw:text-box>
            <text:p><text:span text:style-name="T22">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22"/></text:p>
            <text:p><text:span text:style-name="T22">Ou seja, fez coisa errada, teve que arcar com uma grande responsabilidade e ainda não vai receber nada por isso.</text:span></text:p>
          </draw:text-box>
        </draw:frame>
        <draw:frame draw:style-name="gr71" draw:text-style-name="P3" draw:layer="layout" svg:width="26.75cm" svg:height="2.454cm" svg:x="1.75cm" svg:y="2.296cm">
          <draw:text-box>
            <text:p><text:span text:style-name="T1">A SERVIÇO DE DEUS E SEM SALÁRI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03-26T09:34:54.714000000</dc:date>
    <meta:editing-duration>P3DT3H28M25S</meta:editing-duration>
    <meta:editing-cycles>88</meta:editing-cycles>
    <meta:generator>LibreOffice/7.3.2.2$Windows_X86_64 LibreOffice_project/49f2b1bff42cfccbd8f788c8dc32c1c309559be0</meta:generator>
    <meta:document-statistic meta:object-count="161"/>
  </office:meta>
</office:document-meta>
</file>